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ce181e" fo:font-size="24pt" officeooo:rsid="000fbef3" officeooo:paragraph-rsid="000fbef3" style:font-size-asian="24pt" style:font-size-complex="24pt"/>
    </style:style>
    <style:style style:name="P2" style:family="paragraph" style:parent-style-name="Standard">
      <style:text-properties fo:color="#000000" fo:font-size="18pt" officeooo:rsid="000fbef3" officeooo:paragraph-rsid="000fbef3" style:font-size-asian="15.75pt" style:font-size-complex="18pt"/>
    </style:style>
    <style:style style:name="P3" style:family="paragraph" style:parent-style-name="Standard">
      <style:text-properties fo:color="#000000" fo:font-size="14pt" officeooo:rsid="000fbef3" officeooo:paragraph-rsid="000fbef3" style:font-size-asian="14pt" style:font-size-complex="14pt"/>
    </style:style>
    <style:style style:name="P4" style:family="paragraph" style:parent-style-name="Standard">
      <style:text-properties fo:color="#ed1c24" fo:font-size="18pt" officeooo:rsid="000fbef3" officeooo:paragraph-rsid="000fbef3" style:font-size-asian="18pt" style:font-size-complex="18pt"/>
    </style:style>
    <style:style style:name="P5" style:family="paragraph" style:parent-style-name="Standard">
      <style:text-properties fo:color="#000000" fo:font-size="18pt" officeooo:rsid="000fbef3" officeooo:paragraph-rsid="001187c9" style:font-size-asian="15.75pt" style:font-size-complex="18pt"/>
    </style:style>
    <style:style style:name="T1" style:family="text">
      <style:text-properties officeooo:rsid="001187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FS of tree AND GRPAH</text:p>
      <text:p text:style-name="P5"><text:span text:style-name="T1">BFS can be used to get find shortest path if all edges have same weights or <text:s/>in unweighted graph ,</text:span></text:p>
      <text:p text:style-name="P5">using queue <text:span text:style-name="T1">find BFS</text:span></text:p>
      <text:p text:style-name="P2"/>
      <text:p text:style-name="P3">#include&lt;bits/stdc++.h&gt;</text:p>
      <text:p text:style-name="P3">using namespace std;</text:p>
      <text:p text:style-name="P3">const int N=1e5+10;</text:p>
      <text:p text:style-name="P3">vector&lt;int &gt;g[N];</text:p>
      <text:p text:style-name="P3"/>
      <text:p text:style-name="P3">int visited[N];</text:p>
      <text:p text:style-name="P3">int level[N];</text:p>
      <text:p text:style-name="P3"/>
      <text:p text:style-name="P4">void bfs( int source){</text:p>
      <text:p text:style-name="P4"><text:s text:c="4"/>queue&lt;int&gt;q;</text:p>
      <text:p text:style-name="P4"><text:s text:c="4"/>q.push(source);</text:p>
      <text:p text:style-name="P4"><text:s text:c="4"/>visited[source]=1;</text:p>
      <text:p text:style-name="P4"/>
      <text:p text:style-name="P4"><text:s text:c="4"/>while(!q.empty()){</text:p>
      <text:p text:style-name="P4"><text:s text:c="8"/>int current_vertex= q.front();</text:p>
      <text:p text:style-name="P4"><text:s text:c="8"/>cout&lt;&lt;current_vertex&lt;&lt;" ";</text:p>
      <text:p text:style-name="P4"><text:s text:c="8"/>q.pop();</text:p>
      <text:p text:style-name="P4"><text:s text:c="8"/>for( int child : g[current_vertex]){</text:p>
      <text:p text:style-name="P4"><text:s text:c="12"/>if(visited[child]!=1){</text:p>
      <text:p text:style-name="P4"><text:s text:c="16"/>q.push(child);</text:p>
      <text:p text:style-name="P4"><text:s text:c="16"/>visited[child]=1;</text:p>
      <text:p text:style-name="P4"><text:s text:c="16"/>level[child]=level[current_vertex]+1;</text:p>
      <text:p text:style-name="P4"><text:s text:c="12"/>}</text:p>
      <text:p text:style-name="P4"><text:s text:c="8"/>}</text:p>
      <text:p text:style-name="P4"><text:s text:c="4"/>}</text:p>
      <text:p text:style-name="P4">}</text:p>
      <text:p text:style-name="P3"/>
      <text:p text:style-name="P3">int main(){</text:p>
      <text:p text:style-name="P3"><text:s text:c="4"/>int n;</text:p>
      <text:p text:style-name="P3"><text:s text:c="4"/>cin&gt;&gt;n;</text:p>
      <text:p text:style-name="P3"/>
      <text:p text:style-name="P3"><text:s text:c="4"/>for( int i=0 ;i&lt;n-1 ; i++){</text:p>
      <text:p text:style-name="P3"><text:s text:c="8"/>int x,y;</text:p>
      <text:p text:style-name="P3"><text:soft-page-break/><text:s text:c="8"/>cin&gt;&gt;x&gt;&gt;y;</text:p>
      <text:p text:style-name="P3"/>
      <text:p text:style-name="P3"><text:s text:c="8"/>g[x].push_back(y);</text:p>
      <text:p text:style-name="P3"><text:s text:c="8"/>g[y].push_back(x);</text:p>
      <text:p text:style-name="P3"/>
      <text:p text:style-name="P3"><text:s text:c="4"/>}</text:p>
      <text:p text:style-name="P3"><text:s text:c="4"/>bfs(1);</text:p>
      <text:p text:style-name="P3"/>
      <text:p text:style-name="P3"><text:s text:c="4"/>for(int i =1 ; i&lt;=n ;i++){</text:p>
      <text:p text:style-name="P3"><text:s text:c="8"/>cout&lt;&lt;i&lt;&lt;" "&lt;&lt;level[i]&lt;&lt;endl;</text:p>
      <text:p text:style-name="P3"><text:s text:c="4"/>}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7T23:13:16.994167209</meta:creation-date>
    <dc:date>2021-11-17T23:20:07.241994198</dc:date>
    <meta:editing-duration>PT3M4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40" meta:word-count="97" meta:character-count="895" meta:non-whitespace-character-count="637"/>
  </office:meta>
</office:document-meta>
</file>